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.999cm" svg:height="8.999cm" svg:x="5.053cm" svg:y="1.56cm">
            <draw:object draw:notify-on-update-of-ranges="List1.A2:List1.A7 List1.B2:Lis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44" calcext:value-type="float">
            <text:p>1,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78" calcext:value-type="float">
            <text:p>1,0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06" calcext:value-type="float">
            <text:p>1,1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13" calcext:value-type="float">
            <text:p>1,2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12" calcext:value-type="float">
            <text:p>1,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1T09:38:55.644550699</dc:date>
    <dc:creator>ondra </dc:creator>
    <meta:document-statistic meta:table-count="1" meta:cell-count="14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4cm" svg:y="0.316cm" chart:style-name="ch2">
          <text:p>Závislost velikosti matic a času potřebného na jejich vynásobení</text:p>
        </chart:title>
        <chart:plot-area chart:style-name="ch3" table:cell-range-address="List1.A2:List1.B7" chart:data-source-has-labels="column" svg:x="1.331cm" svg:y="1.301cm" svg:width="14.349cm" svg:height="6.538cm">
          <chartooo:coordinate-region svg:x="2.243cm" svg:y="1.5cm" svg:width="13.344cm" svg:height="5.692cm"/>
          <chart:axis chart:dimension="x" chart:name="primary-x" chart:style-name="ch4" chartooo:axis-type="auto">
            <chartooo:date-scale/>
            <chart:title svg:x="7.469cm" svg:y="8.019cm" chart:style-name="ch5">
              <text:p>Velikost matic</text:p>
            </chart:title>
            <chart:categories table:cell-range-address="List1.A2:List1.A7"/>
          </chart:axis>
          <chart:axis chart:dimension="y" chart:name="primary-y" chart:style-name="ch4">
            <chart:title svg:x="0.451cm" svg:y="5.143cm" chart:style-name="ch6">
              <text:p>Čas (s)</text:p>
            </chart:title>
            <chart:grid chart:style-name="ch7" chart:class="major"/>
          </chart:axis>
          <chart:series chart:style-name="ch8" chart:values-cell-range-address="List1.B2:List1.B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List1.A2:List1.A7</svg:desc>
                </draw:g>
              </table:table-cell>
              <table:table-cell office:value-type="float" office:value="1.03">
                <text:p>1.03</text:p>
                <draw:g>
                  <svg:desc>List1.B2:List1.B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212">
                <text:p>1.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